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paragraph-properties fo:text-align="justify" style:justify-single-word="false"/>
      <style:text-properties fo:language="es" fo:country="ES"/>
    </style:style>
    <style:style style:name="P3" style:family="paragraph" style:parent-style-name="Standard">
      <style:text-properties fo:language="es" fo:country="ES" fo:background-color="#ffff00"/>
    </style:style>
    <style:style style:name="P4" style:family="paragraph" style:parent-style-name="Standard">
      <style:paragraph-properties fo:text-align="justify" style:justify-single-word="false"/>
      <style:text-properties fo:language="es" fo:country="ES" fo:background-color="#ffff00"/>
    </style:style>
    <style:style style:name="P5" style:family="paragraph" style:parent-style-name="Standard">
      <style:paragraph-properties fo:text-align="justify" style:justify-single-word="false"/>
      <style:text-properties fo:language="es" fo:country="ES" fo:background-color="transparent"/>
    </style:style>
    <style:style style:name="P6" style:family="paragraph" style:parent-style-name="Standard">
      <style:paragraph-properties fo:text-align="justify" style:justify-single-word="false"/>
      <style:text-properties fo:background-color="#ffff00"/>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background-color="transparent"/>
    </style:style>
    <style:style style:name="P9" style:family="paragraph" style:parent-style-name="Standard">
      <style:paragraph-properties style:writing-mode="lr-tb"/>
      <style:text-properties fo:language="es" fo:country="ES"/>
    </style:style>
    <style:style style:name="P10" style:family="paragraph" style:parent-style-name="Standard">
      <style:paragraph-properties fo:text-align="center" style:justify-single-word="false" style:writing-mode="lr-tb"/>
      <style:text-properties fo:language="es" fo:country="ES"/>
    </style:style>
    <style:style style:name="P11" style:family="paragraph" style:parent-style-name="Standard">
      <style:paragraph-properties fo:text-align="justify" style:justify-single-word="false" style:writing-mode="lr-tb"/>
      <style:text-properties fo:language="es" fo:country="ES"/>
    </style:style>
    <style:style style:name="P12" style:family="paragraph" style:parent-style-name="Standard">
      <style:paragraph-properties style:writing-mode="lr-tb"/>
      <style:text-properties fo:language="es" fo:country="ES" fo:background-color="#ffff00"/>
    </style:style>
    <style:style style:name="P13" style:family="paragraph" style:parent-style-name="Standard">
      <style:paragraph-properties fo:text-align="justify" style:justify-single-word="false"/>
      <style:text-properties fo:language="es" fo:country="ES" fo:background-color="#ffff00"/>
    </style:style>
    <style:style style:name="P14" style:family="paragraph" style:parent-style-name="Standard">
      <style:paragraph-properties fo:text-align="justify" style:justify-single-word="false"/>
      <style:text-properties fo:language="es" fo:country="ES"/>
    </style:style>
    <style:style style:name="P15" style:family="paragraph" style:parent-style-name="Footer">
      <style:paragraph-properties fo:text-align="end" style:justify-single-word="false"/>
    </style:style>
    <style:style style:name="T1" style:family="text">
      <style:text-properties fo:language="es" fo:country="ES"/>
    </style:style>
    <style:style style:name="T2" style:family="text">
      <style:text-properties fo:language="es" fo:country="ES" fo:font-style="italic" style:font-style-asian="italic" style:font-style-complex="italic"/>
    </style:style>
    <style:style style:name="T3" style:family="text">
      <style:text-properties fo:language="en" fo:country="none"/>
    </style:style>
    <style:style style:name="T4" style:family="text">
      <style:text-properties fo:background-color="transparent"/>
    </style:style>
    <style:style style:name="T5" style:family="text">
      <style:text-properties fo:background-color="#ffff00"/>
    </style:style>
    <style:style style:name="T6" style:family="text">
      <style:text-properties fo:background-color="#ffffff"/>
    </style:style>
    <style:style style:name="T7" style:family="text">
      <style:text-properties fo:color="#800000"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www.nyu.edu/gsas/dept/philo/courses/representation/papers/FodorOnBermudez.pdf">http://www.nyu.edu/gsas/dept/philo/courses/representation/papers/FodorOnBermudez.pdf</text:a></text:p>
      <text:p text:style-name="Standard"/>
      <text:p text:style-name="P10"><text:bookmark text:name="result_box"/>Revisión de José Luis Bermúdez, 'El pensamiento sin palabras "<text:line-break/>Jerry Fodor</text:p>
      <text:p text:style-name="P11"><text:line-break/><text:tab/><text:span text:style-name="T4">¿Dr. Livingstone, supongo?, así, como es sabido, Sir Henry Morton Stanley. Stanley, dio por supuesto en ese instante al doctor Livingstone. Es mas que sabida su presunción y no tiene porque convertido en parte de la leyenda. Una pregunta que se sugiere es: ¿Cómo se las arregla para suponer con tanta habilidad?. De todas las cosas que Stanley podría haber dado por supuesto, ¿cómo se le ocurrió la que era a la vez pertinente y veraz? ¿Por qué no suponer que era la reina Victoria? ¿O <text:s/>el puente de la torre?.</text:span></text:p>
      <text:p text:style-name="P12"/>
      <text:p text:style-name="P11"><text:tab/>A primera vista, esto suena como una tipo facil de pregunta. De hecho, es un abismo. Aunque<text:line-break/>filósofos y psicólogos han estado trabajando en estos asuntos durante un par de<text:line-break/>miles de años, lo mejor que tenemos es menos que una teoría de un programa de investigación. Ese es el fondo del libro de Bermúdez, por lo que vamos a empezar con él.</text:p>
      <text:p text:style-name="P9"/>
      <text:p text:style-name="P11"><text:tab/>Esto parece seguro: Stanley debe haber pensado un poco. Debe de haber inferido, sobre la base de sus creencias, recuerdos, corazonadas, etc, sobre la situación en la que se encontraba, lo más probable es que Livingstone debería suponer. “La situación en que se encontraba” <text:bookmark text:name="result_box1"/>incluye no sólo lo que estaba disponible para la percepción en la escena, sino también una gran cantidad de compromisos cognitivos que Stanley trajo con él. Si él deduce que se trataba de Livingstone, estas deben haber sido el tipo de premisas que hizo: el tenía, despues de todo, nada mas que seguir. Supongo que eso es todo verdad más o menos, todavía se proponen algunas reflexiones útiles.</text:p>
      <text:p text:style-name="P1"/>
      <text:p text:style-name="P2"><text:bookmark text:name="result_box2"/><text:tab/>Observe, en primer lugar, la íntima relación entre el pensamiento y la inferencia. En el punto crucial, el pensamiento de Stanley debe tener consistencia al hacer inferencias de lo que independiente cree. Es posible que (al menos algunos tipos de) pensar sólo son procesos de inferencias. Lo mismo sucede con algunas <text:s/>otras cosas, a la mente le gusta aprender, percibir y la planificación. La imagen que surge es de la mente (o el cerebro, si lo prefiere) como una especie de máquina de inferir, tal vez algún tipo de máquina de calcular, ya que los cálculos están plausiblemente construidos como cadenas de inferencias.</text:p>
      <text:p text:style-name="P3"/>
      <text:p text:style-name="P7"><text:bookmark text:name="result_box3"/><text:tab/>En segundo lugar, si la mente está en la línea de trabajo de la inferencia, debe haber símbolos en los que formula sus premisas y conclusiones, no hay conclusiones en ausencia de un medio (o medios) en el que apoyen. Eso es importante porque no se puede decir cualquier cosa que te gusta en cualquier tipo de símbolos que elija. Las imagenes por ejemplo, pueden no expresar proposiciones negativas o contingentes (no llueve y si llueve, el picnic de deñara). Pero negativos y condicionales pensamientos juegan un rol central en el tipo de inferencias que las mentes llevar a cabo <text:bookmark text:name="result_box4"/><text:span text:style-name="T3">(seguramente no es la reina Victoria; Si no es la reina Victoria, entonces tal vez es el Dr. Livingstone. Así que tal vez es el Dr. Livingstone). Estas consideraciones sugieren que, como mínimo, la mente no hace todo el pensamiento en imágenes. De hecho, se propondrá una estrategia para la investigación empírica: averiguar qué tipo de inferencias puede hacer la mente y luego averigüar qué tipo de símbolos se necesitan para hacerlas. Llegará, si todo va bien, a una teoría de este tipo de representaciones mentales que figura en el pensamiento, la percepción, el aprendizaje y la medida en que estos son procesos de inferencia. Resulta que este tipo de investigación es factible, y no sin resultados significativos.</text:span></text:p>
      <text:p text:style-name="P4"/>
      <text:p text:style-name="P2"><text:soft-page-break/><text:span text:style-name="T4"><text:tab/>Parece probable por ejemplo que los tipos de representaciones que son necesarios como vehículos del pensamiento no son muy diferentes de las del “lenguaje natural” (Ingles, Aleman, etc) </text:span><text:span text:style-name="T4">que proveen como vehículos de comunicación a las: oraciones o algunos tipos de ellas. Por eso el hablar en ciencias cognitivas de un lenguaje del pensamiento en el que nuestros procesos cognitivos se desarrollan. </text:span><text:bookmark text:name="result_box5"/>Esto parece sorprendente. El Inglés se utiliza para comunicar nuestros pensamientos, por lo que debe ser que el Inglés es lo suficientemente rico como para expresar su contenido. Así Inglés, o algo parecido, es plausible a primera vista como un modelo de un sistema de símbolos con los que pensamos. Esto es muy conveniente, porque ya tenemos en la mano poderosas explicaciones de (algunos de) los tipos de inferencias que en los lenguajes naturales se pueden utilizar para formular, tenemos la lógica. La explicación inferencial de los procesos mentales ofrece un nexo entre el tipo de preguntas que los psicólogos cognitivos persiguen, y el tipo que los lógicos hacen. Esta es una buena noticia. Todos podemos usar toda la ayuda que podamos conseguir.</text:p>
      <text:p text:style-name="P3"/>
      <text:p text:style-name="P5"><text:bookmark text:name="result_box6"/><text:tab/>Una vez más, si la inferencia/lenguaje del pensamiento es una historia acerca del pensamiento y esta aunque este lejanamente en lo cierto, mucho de lo que sucede en la mente debe ser inconsciente, es decir: no disponible a la introspección. Esto es cierto no sólo de la etiología de las neurosis y similares, sino también de los procesos cognitivos superiores que se supone que median nuestra mayor capacidad cognitiva. La tesis de que la mayor parte de lo que sucede en la mente cognitiva es inconsciente sigue, muy directamente a de la tesis de que mucho de lo que ocurre allí es la inferencia de conclusiones.</text:p>
      <text:p text:style-name="P3"/>
      <text:p text:style-name="P5"><text:bookmark text:name="result_box7"/><text:tab/>Así, algunas de las intuiciones que subyacen a una venerable tradición de la teoría de la mente. Ciertamente no es solo uno, ni existe un consenso actual. Con los años, los psicólogos se han preocupado por las explicaciones que postulan como no observables, de los cuales la teoría de que gran parte del pensamiento es inconsientemente inferencial es un paradigma. Por lo tanto la psicología sufre de ataques de volver al conductismo y el asociacionismo, en los cuales el pensamiento como inferencia es un anatema. Y los filósofos se han preocupado de que, si la percepción consiste en inferir a partir de algunas representaciones mentales a otras, la percepción no siempre se pondrá en contacto con un mundo independiente de la mente. Estas (y otras) son las objeciones familiares al inferencialismo que pueden tener algun mérito, pero podemos ignorarlos para el proposito acutal desde que el libro de Berumdez mira con buenos ojos a la versión del lenguaje del pensamiento de la tradición inferencialista. Por lo menos la primera mitad lo hace.</text:p>
      <text:p text:style-name="P3"/>
      <text:p text:style-name="P2"><text:span text:style-name="T4"><text:tab/>Mas preliminarmente: he estado hablado con cierta libertad sobre que hace la mente y como la mente lo hace y ustedes pueden preguntarse a que mente me refiero. ¿La de Stanley? ¿la mía? ¿la de ustedes? ¿la del ser humano común?. En la historia de cualquiera hay diferencias en lo conocido, no solo en que tan bueno somos al conocer tambien en que tipo de cognición son capaces de hacer (y tambien quizas, en como ellos lo hacen). </text:span><text:bookmark text:name="result_box8"/>Incluso si estamos dispuestos a hacer la suposición bastante radical que todo el pensamiento humano es más o menos lo mismo, ¿qué pasa con otras especies? ¿Qué pasa con los perros, gatos y chimpancés? ¿Es su manera de pensar y percibir también consiste en hacer inferencias en un lenguaje del pensamiento? ¿Si es así, es el mismo lenguaje de pensamiento en que nosotros pensamos? ¿Y son el mismo tipo de inferencias que sacamos? <text:span text:style-name="T7">¿Que balas está usted dispuesto a morder?.</text:span> Ahora estamos listos para Bermúdez, cuya principal tesis es que inferencialismo puede estar bien para la psicología cognitiva de los seres humanos adultos, pero no funciona para otras especies. (No funciona ni siquiera para los bebés humanos prelingüística). Lo mejor es un apoyo sobre la psicología cognitiva de criaturas que han dominado un lenguaje natural (público), de hecho, probablemente sólo nosotros. Según Bermúdez, todo eso es más o menos cognoscible a priori, y el ofrece una más o menos un argumento a priori que lo demuestran. Gran parte de su libro está dedicado <text:soft-page-break/>a preparar y presentar ese argumento, gran parte del resto se dedica a preguntar qué tipo de mentes pueden tener animales y bebés si no tienen el tipo de inferencialista/lenguaje de pensamiento.</text:p>
      <text:p text:style-name="P4"/>
      <text:p text:style-name="P5"/>
      <text:p text:style-name="P5"><text:bookmark text:name="result_box9"/><text:tab/>Bermúdez no solo a hecho su tarea, sino que ha leído mucho de la psicología (y la neurología y antropología) todo lo cual está preparado para extraer rentabilidad filosófica. Que es admirable y te gustara la bibliografía, incluso si no te gusta el texto. Y de hecho no estoy muy seguro de que lo que dice el texto es correcto. La situación está lleno de ironía: A pesar de Bermúdez es sin duda no conductista, apoya los mismos tipos de porpuestas que estaban flotando por los conductistas en la filosofía y la psicología en los años 50 y 60. Y como era de esperar, los argumentos que trabajó en contra de ellos también se aplican. Por ejemplo, actualmente, pero incluso en el inicio la idea de que hay dos (o más) tipos fundamentalmente diferentes de las mentes los puede poner inquietos. Si como Bermudez concede, <text:s/>es probable que algún tipo de inferencialismo funcione para nuestras mentes, ¿no es menos la hipótesis de que también es probable que de alguna manera parecida la mente trabaje en los otros tipos de criaturas?. Sin duda es razonable, la ausencia de evidencia en contra, para suponer la diferencia entre nuestras mentras y las de ellos es vastante numerosa. Esto último, después de todo, se supone ampliamente que se han desarrollado a partir de los primeros e indiscutiblemente nuestros bebés se convierten en nosotros. La diferencia no puede ser intransitable en ambos casos.</text:p>
      <text:p text:style-name="P7"/>
      <text:p text:style-name="P2"><text:bookmark text:name="result_box10"/><text:tab/>Bermúdez, sin embargo, pone su cara en contra de esta línea de pensamiento. Su razón para hacerlo es muy característica: "no nos ayuda con los problemas epistemológicos que deben ser afrontados con una explicación del pensamiento, en ausencia de lenguaje. No nos da ninguna pista en cuanto a cómo podemos atribuir pensamientos a las criaturas no lingüísticas". Su propio método, en cambio, es implacable epistemológicamente. Pasajes como el siguiente están en todas partes: "me propongo volver a empezar por preguntar [por ejemplo] ... lo evidencia sobre que podría ser una criatura que representa a las consecuencias de dos o más diferentes cursos de acción, en lugar de las propias acciones. Una vez que tenemos un conjunto claro de criterios de funcionamiento a la vista, será más fácil [responder a tales preguntas]”. Creo que la insistencia de Bermúdez en esta metodología es muy sorprendente y creo que es un desastre.</text:p>
      <text:p text:style-name="Standard"/>
      <text:p text:style-name="P7"><text:tab/>De hecho, las teorías científicas no suelen proporcionar "criterios operativos" para atribuir a los estados, eventos, procesos, (lo que sea), que pretende describir, por eso la ingenuidad experimental se requiere para ponerlos a prueba. La teoría del Big Bang no nos dicen qué tipo de evidencia que podría utilizar para confirmarla, la encontramos que más o menos por accidente. Del mismo modo, la teoría de cuerdas no nos dice cómo saber si la teoría de cuerdas es cierto, muy posiblemente no hay ninguna manera de saber si la teoría de cuerdas es cierto. Esto es decepcionante, pero no debería ser sorprendente. La verdad de la teoría de cuerdas depende de si hay cadenas. Pero la prueba de la teoría de cuerdas depende de las relaciones entre las cuerdas y nosotros. Puede ser que somos demasiado grandes para poner a prueba la teoría de cuerdas, o que no viven lo suficiente, o que vivimos en la parte equivocada del universo, o que carecen del equipo necesario, o que somos demasiado estúpido. Otras posibilidades se sugieren. Pero nada de esta epistemológia es relevante para determinar si hay cadenas, la ontología es una cosa, la epistemología es otra muy distinta.</text:p>
      <text:p text:style-name="Standard"/>
      <text:p text:style-name="P2"><text:bookmark text:name="result_box11"/><text:tab/>Yo hubiera pensado que este tipo de punto es ampliamente reconocido en estos días. Los científicos han, en general, dejado de buscar “las definiciones operacionales” de sus términos teóricos y los filósofos tienen, en general, detenerce diciendo que lo hagan. Bermúdez señala que “una hipótesis sobre los mecanismos de la cognición, la hipotesis del lenguaje del pensamiento no está bajo ninguna <text:soft-page-break/>obligación de proporcionar su propia epistemología”. Exactamente. Ni que el no hacerlo, significa "la hipotesis del lenguaje del pensamiento no puede ofrecer una solución hacia adelante con el problema de explicar cómo... criaturas no lingüísticas pueden ser pensadores". Por el contrario, precisamente proporciona una solución si es verdad. Lo que no hace es decirnos cómo saber si es cierto, que, repito, requiere ingenuidad experimental. Posiblemente se requiere mas ingenuidad experimental de la que tenemos, aunque esta la experanza de que no sea así.</text:p>
      <text:p text:style-name="P7"><text:s/><text:bookmark text:name="result_box12"/><text:tab/><text:span text:style-name="T1">Supongamos, sin embargo, que se hace la demanda "critierios operativos" para las aplicaciones del vocabulario explicativo de las teorías psicológicas. Puesto que no hay ninguna razón para dudar de que cuando un animal se comportan depende de lo que cree, quiere, piensa, piensa y recuerda, necesitamos criterios operativos para cada uno de esos, eso es lo que el programa Bermúdez comparte con el conductismo. Pero el programa conductista no trabajo para ellos, y no va a trabajar para él. Simplemente no hay criterios, ni deberíamos esperar que haya. Las teorías científicas se refieren a lo que hay en el mundo, no son acerca de cómo saber lo que hay en el mundo.</text:span></text:p>
      <text:p text:style-name="P2"/>
      <text:p text:style-name="P8"><text:bookmark text:name="result_box13"/><text:span text:style-name="T1"><text:tab/>He aquí un ejemplo de que el programa no funciona, uno de muchos. Según Bermúdez, "el contenido de un deseo viene dado por el estado de las cosas que le sirve de satisfacción condicion, y un estado de cosas sirve coma la satisfacción-condición de un deseo si es que se da el caso del cese de la conducta (en la manera correcta) a la que los deseo dieron lugar" (por lo tanto, el hambre es un deseo por la comida, por lo que conseguir alimentos termina el comportamiento hambriento). Tenga en cuenta, en primer lugar, la forma muy contraria a la intuición de esta propuesta es en realidad. Sin duda, la satisfacción-condición de un deseo no es el estado que pondría fin a </text:span><text:span text:style-name="T2">la conducta al que el deseo da lugar</text:span><text:span text:style-name="T1">, a lo sumo, es el estado de las cosas que terminan </text:span><text:span text:style-name="T2">el deseo</text:span><text:span text:style-name="T1">. La obtención de alimentos termina su hambre. Si también se detiene el comportamiento de hambre depende de las circunstancias, sobre todo en lo que usted tiene en mente. No va a parar su busqueda de comida, si usted tiene en mente no sólo comer algo, sino también hacer algo de acaparamiento.</text:span></text:p>
      <text:p text:style-name="P6"/>
      <text:p text:style-name="P7"><text:tab/><text:span text:style-name="T5">De hecho, el psicólogo Clark Hull (c. 1950) sugiere precisamente que el tipo de truco de Bermudez es como una manera de hacer una noción unitaria conductista respetable: Una unidad es algo la satisfacción el cual termina el comportameinto que es causado.</text:span> Que no llegó a nada bueno. La gente señaló, por ejemplo, el efecto de los “cacahuetes salado”: Es una perogrullada decir que el deseo de cacahuetes salados se dirige a comer cacahuetes salados. Sin embargo, comer cacahuetes salados no le impide querer comer maní salado, a fortiori, no deja de mendigar por más. Lo que Shakespeare dijo de Cleopatra es el caso de los cacahuetes salados también: ellos dan mas hambre cuando mas satisfacen<text:span text:style-name="T1">.</text:span></text:p>
      <text:p text:style-name="P7"/>
      <text:p text:style-name="P7"><text:tab/>El conductismo falla porque no podía soportar el costo de epistemologización psicología animal. Bermúdez tiene el mismo problema, y dudo que se lo puede permitir cualquiera. Sería instructivo que pasar por eso en detalle, pero me conformo con tres observaciones rápidas.</text:p>
      <text:p text:style-name="P7"/>
      <text:p text:style-name="P7"><text:span text:style-name="T6"><text:tab/>En primer lugar, el argumento de que Bermúdez le ofrece para demostrar que el lenguaje de la clase de pensamiento inferencialismo no funcionará para los animales depende de un lema: a saber, que nuestra forma de pensar requiere de un lenguaje público (que, por supuesto, los animales no tienen). El argumento a favor del lema es que sin un lenguaje público no se puede tener pensamientos de “segundo orden”, no se puede pensar sobre el pensamiento. Pero el argumento para el lema no es convincente. Es posible que usted no puede pensar sus pensamientos a menos que pueda representar sus pensamientos por si mismo, de hecho, es posible que no se puede pensar en nada que no se puede representar a sí mismo. ¿Pero que es lo exactamente muestra que usted tiene representaciones de sí mismo en un lenguaje natural? Puesto que tal vez ellos están representados en el lenguaje del pensamiento, parece </text:span><text:soft-page-break/><text:span text:style-name="T6">que estamos de nuevo donde empezamos. Bermúdez réplica después de una muy larga explicación, que es decepcionante (por no decir una petición de principio). Es que "todos los pensamientos proposicionales que son conscientemente introspectivos... toman la forma de oraciones en un lenguaje público". ¿Y qué? La introspección, se ha convertido en una mala herramienta para la investigación de la mente, incluyendo la propia mente. Es uno de los resultados importantes de la psicología cognitiva que gran parte de lo que creen acerca de la introspección de tu mente no es cierto. En efecto, si lo que quieres decir por pensamiento es lo que realmente explica una mayor capacidad cognitiva, es una pregunta abierta si se puede hacer introspección al pensamiento en absoluto. Lo que si es seguro es que </text:span><text:span text:style-name="T6">algo está pasando en el estado de la conciencia cuando uno piensa,</text:span><text:span text:style-name="T4"> ¿pero es este el argumento que parece estar realmente tieniendo un gran rol en la explicación de la cognición?</text:span><text:span text:style-name="T6"> ¿Cuál es el argumento de que se tiene?. El hecho parece ser que son en su mayoría extraños para nosotros mismos. </text:span></text:p>
      <text:p text:style-name="P7"/>
      <text:p text:style-name="P7"><text:tab/>En segundo lugar, como se señaló anteriormente, hay clases de criaturas que comienzan no teniendo un lenguaje público y terminan con uno, a saber: nuestros hijos. ¿Cómo hacen ellos estos, si como cree Bermúdez, hay diferentes principios (y no sólo cuantivos) entre nuestras mentes y las suyas?. Bermúdez no se enfrenta a esto, y yo no lo culpo. Pero es afín a sus tesis principales. Es plausible, por ejemplo, el aprendizaje del Inglés requiere el aprendizaje de la forma de las palabras “it's raining” y se utilicen adecuadamente para comunicar el pensamiento de que está lloviendo (it's raining). ¿Cómo saber que tipo de cosas aprende si usted tiene el tipo de mente que no puede, ni siquiera en principio, pensar sobre los pensamientos?.</text:p>
      <text:p text:style-name="P7"/>
      <text:p text:style-name="P7"><text:tab/>Y por último, es discutible que (de nuevo, como los conductistas antes que él) Bermúdez se ve en el lugar equivocado cuando se trata de estimar las capacidades cognitivas de la mente animal. Casi siempre, mira lo que los animales pueden aprender, y es muy posible que el aprendizaje no es lo que las mentes animales hacen su mejor. Pruebe, por ejemplo, la percepción. Hay muchas razones para creer que incluso la capacidad de percepción relativamente crudo requieren inferencias de una complejidad formidable, sin duda, más compleja de lo que se podría hacer con los recursos que Bermúdez está dispuesto a conceder. Pero en los animales se ve hacer esto. (Sé que hay filósofos que están dispuestos a negar que lo hacen, pero en realidad...). Parece que los complejos procesos de inferencia que la favorecen la percepción suelen ser “dominio específico” y “encapsulada”. Es decir, la percepción puede depender de los procesos computacionales muy elaborados que no están disponibles para otros proyectos como, por ejemplo, el aprendizaje. Podría ser que la evolución de la mente de los animales a la nuestra consiste en aflojar tales restricciones de dominio específico, con la consecuencia de que podemos pensar en mas tipos de cosas que ellos. Bermúdez no se enfrenta a la complejidad computacional de las capacidades perceptivas de los animales. En su lugar, toma la noción J.J. Gibson sobre en que consiste la percepcón (no de inferencias, sino) de "recoger" información sobre lo que el ambiente distante "ofrece". No sé lo que eso significa, y me imagino que Berumdez tampoco. O Gibson, viene a pensar en ello.</text:p>
      <text:p text:style-name="P7"/>
      <text:p text:style-name="P7"><text:tab/>La moraleja de todo esto es que el conductismo está realmente muerto. Incluso el lujo y sofisticado conductismo filosófico está realmente muerto. Y el tipo de conductismo que busca imponer restricciones epistémicas sobre la ontología de las teorías psicológicas es especialmente muerto. <text:span text:style-name="T5">Bermúdez le da una carrera excitante para su dinero</text:span>, pero simplemente no es suficiente. Tal vez eso es sorprendente. <text:span text:style-name="T5">¿Quién hubiera adivinado que los animales y los bebés no pueden usar sus mentes en la mangas? </text:span>¿Quién habría imaginado que sus conductas pueden manifestar sus pensamientos sólo muy indirectamente? ¿Quién habría adivinado que son, en estos aspectos, tan similares a nosotr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VE"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2-01-06T20:22:19</meta:creation-date>
    <dc:date>2012-01-08T19:45:44</dc:date>
    <meta:editing-duration>P1DT8H4M33S</meta:editing-duration>
    <meta:editing-cycles>22</meta:editing-cycles>
    <meta:generator>LibreOffice/3.4$Linux LibreOffice_project/340m1$Build-402</meta:generator>
    <dc:creator>omerta </dc:creator>
    <meta:document-statistic meta:table-count="0" meta:image-count="0" meta:object-count="0" meta:page-count="5" meta:paragraph-count="24" meta:word-count="3364" meta:character-count="20240" meta:non-whitespace-character-count="16873"/>
  </office:meta>
</office:document-meta>
</file>